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82847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232.0"/>
          <table:table-cell office:value-type="float" office:value="2993.0"/>
          <table:table-cell office:value-type="float" office:value="7816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48.0"/>
          <table:table-cell office:value-type="float" office:value="6360.0"/>
          <table:table-cell office:value-type="float" office:value="4060.0"/>
          <table:table-cell office:value-type="float" office:value="1853.0"/>
          <table:table-cell office:value-type="float" office:value="3793.0"/>
          <table:table-cell office:value-type="float" office:value="839.0"/>
          <table:table-cell office:value-type="float" office:value="24.0"/>
          <table:table-cell office:value-type="float" office:value="1.90231"/>
          <table:table-cell office:value-type="float" office:value="0.069"/>
          <table:table-cell office:value-type="float" office:value="0.02"/>
          <table:table-cell office:value-type="float" office:value="129.0"/>
          <table:table-cell office:value-type="float" office:value="0.0"/>
          <table:table-cell office:value-type="float" office:value="3.0"/>
          <table:table-cell office:value-type="float" office:value="208.0"/>
          <table:table-cell office:value-type="float" office:value="567.0"/>
          <table:table-cell office:value-type="float" office:value="2993.0"/>
          <table:table-cell office:value-type="float" office:value="7816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48.0"/>
          <table:table-cell office:value-type="float" office:value="6360.0"/>
          <table:table-cell office:value-type="float" office:value="4060.0"/>
          <table:table-cell office:value-type="float" office:value="1853.0"/>
          <table:table-cell office:value-type="float" office:value="3793.0"/>
          <table:table-cell office:value-type="float" office:value="839.0"/>
          <table:table-cell office:value-type="float" office:value="24.0"/>
          <table:table-cell office:value-type="float" office:value="3.56879"/>
          <table:table-cell office:value-type="float" office:value="1.722"/>
          <table:table-cell office:value-type="float" office:value="1.66"/>
          <table:table-cell office:value-type="float" office:value="71136.0"/>
          <table:table-cell office:value-type="float" office:value="0.0"/>
          <table:table-cell office:value-type="float" office:value="110.0"/>
          <table:table-cell office:value-type="float" office:value="4469.0"/>
          <table:table-cell office:value-type="float" office:value="76602.0"/>
          <table:table-cell office:value-type="float" office:value="3015.0"/>
          <table:table-cell office:value-type="float" office:value="7897.0"/>
          <table:table-cell office:value-type="float" office:value="1293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4.0"/>
          <table:table-cell office:value-type="float" office:value="6523.0"/>
          <table:table-cell office:value-type="float" office:value="4223.0"/>
          <table:table-cell office:value-type="float" office:value="1969.0"/>
          <table:table-cell office:value-type="float" office:value="3947.0"/>
          <table:table-cell office:value-type="float" office:value="1621.0"/>
          <table:table-cell office:value-type="float" office:value="24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89276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62.0"/>
          <table:table-cell office:value-type="float" office:value="3577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79467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62.0"/>
          <table:table-cell office:value-type="float" office:value="3577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86629"/>
          <table:table-cell office:value-type="float" office:value="0.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02.0"/>
          <table:table-cell office:value-type="float" office:value="3617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88569"/>
          <table:table-cell office:value-type="float" office:value="0.082"/>
          <table:table-cell office:value-type="float" office:value="0.05"/>
          <table:table-cell office:value-type="float" office:value="888.0"/>
          <table:table-cell office:value-type="float" office:value="0.0"/>
          <table:table-cell office:value-type="float" office:value="28.0"/>
          <table:table-cell office:value-type="float" office:value="594.0"/>
          <table:table-cell office:value-type="float" office:value="1871.0"/>
          <table:table-cell office:value-type="float" office:value="2993.0"/>
          <table:table-cell office:value-type="float" office:value="7828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48.0"/>
          <table:table-cell office:value-type="float" office:value="6360.0"/>
          <table:table-cell office:value-type="float" office:value="4060.0"/>
          <table:table-cell office:value-type="float" office:value="1853.0"/>
          <table:table-cell office:value-type="float" office:value="3793.0"/>
          <table:table-cell office:value-type="float" office:value="839.0"/>
          <table:table-cell office:value-type="float" office:value="24.0"/>
          <table:table-cell office:value-type="float" office:value="2.47401"/>
          <table:table-cell office:value-type="float" office:value="0.693"/>
          <table:table-cell office:value-type="float" office:value="0.65"/>
          <table:table-cell office:value-type="float" office:value="24398.0"/>
          <table:table-cell office:value-type="float" office:value="0.0"/>
          <table:table-cell office:value-type="float" office:value="55.0"/>
          <table:table-cell office:value-type="float" office:value="2697.0"/>
          <table:table-cell office:value-type="float" office:value="28117.0"/>
          <table:table-cell office:value-type="float" office:value="2993.0"/>
          <table:table-cell office:value-type="float" office:value="7828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48.0"/>
          <table:table-cell office:value-type="float" office:value="6360.0"/>
          <table:table-cell office:value-type="float" office:value="4060.0"/>
          <table:table-cell office:value-type="float" office:value="1853.0"/>
          <table:table-cell office:value-type="float" office:value="3793.0"/>
          <table:table-cell office:value-type="float" office:value="839.0"/>
          <table:table-cell office:value-type="float" office:value="24.0"/>
          <table:table-cell office:value-type="float" office:value="13.0451"/>
          <table:table-cell office:value-type="float" office:value="11.22"/>
          <table:table-cell office:value-type="float" office:value="11.15"/>
          <table:table-cell office:value-type="float" office:value="460600.0"/>
          <table:table-cell office:value-type="float" office:value="0.0"/>
          <table:table-cell office:value-type="float" office:value="341.0"/>
          <table:table-cell office:value-type="float" office:value="20278.0"/>
          <table:table-cell office:value-type="float" office:value="482721.0"/>
          <table:table-cell office:value-type="float" office:value="3015.0"/>
          <table:table-cell office:value-type="float" office:value="790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4.0"/>
          <table:table-cell office:value-type="float" office:value="6523.0"/>
          <table:table-cell office:value-type="float" office:value="4223.0"/>
          <table:table-cell office:value-type="float" office:value="1969.0"/>
          <table:table-cell office:value-type="float" office:value="3947.0"/>
          <table:table-cell office:value-type="float" office:value="1621.0"/>
          <table:table-cell office:value-type="float" office:value="24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86108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61.0"/>
          <table:table-cell office:value-type="float" office:value="3576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81396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61.0"/>
          <table:table-cell office:value-type="float" office:value="3576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1671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01.0"/>
          <table:table-cell office:value-type="float" office:value="3616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97027"/>
          <table:table-cell office:value-type="float" office:value="0.056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9.0"/>
          <table:table-cell office:value-type="float" office:value="334.0"/>
          <table:table-cell office:value-type="float" office:value="793.0"/>
          <table:table-cell office:value-type="float" office:value="2993.0"/>
          <table:table-cell office:value-type="float" office:value="7821.0"/>
          <table:table-cell office:value-type="float" office:value="1254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48.0"/>
          <table:table-cell office:value-type="float" office:value="6360.0"/>
          <table:table-cell office:value-type="float" office:value="4060.0"/>
          <table:table-cell office:value-type="float" office:value="1853.0"/>
          <table:table-cell office:value-type="float" office:value="3793.0"/>
          <table:table-cell office:value-type="float" office:value="839.0"/>
          <table:table-cell office:value-type="float" office:value="24.0"/>
          <table:table-cell office:value-type="float" office:value="1.8672"/>
          <table:table-cell office:value-type="float" office:value="0.052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6.0"/>
          <table:table-cell office:value-type="float" office:value="223.0"/>
          <table:table-cell office:value-type="float" office:value="795.0"/>
          <table:table-cell office:value-type="float" office:value="2993.0"/>
          <table:table-cell office:value-type="float" office:value="7821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48.0"/>
          <table:table-cell office:value-type="float" office:value="6360.0"/>
          <table:table-cell office:value-type="float" office:value="4060.0"/>
          <table:table-cell office:value-type="float" office:value="1853.0"/>
          <table:table-cell office:value-type="float" office:value="3793.0"/>
          <table:table-cell office:value-type="float" office:value="839.0"/>
          <table:table-cell office:value-type="float" office:value="24.0"/>
          <table:table-cell office:value-type="float" office:value="6.79143"/>
          <table:table-cell office:value-type="float" office:value="4.652"/>
          <table:table-cell office:value-type="float" office:value="4.59"/>
          <table:table-cell office:value-type="float" office:value="191610.0"/>
          <table:table-cell office:value-type="float" office:value="0.0"/>
          <table:table-cell office:value-type="float" office:value="194.0"/>
          <table:table-cell office:value-type="float" office:value="10980.0"/>
          <table:table-cell office:value-type="float" office:value="203544.0"/>
          <table:table-cell office:value-type="float" office:value="3015.0"/>
          <table:table-cell office:value-type="float" office:value="790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4.0"/>
          <table:table-cell office:value-type="float" office:value="6523.0"/>
          <table:table-cell office:value-type="float" office:value="4223.0"/>
          <table:table-cell office:value-type="float" office:value="1969.0"/>
          <table:table-cell office:value-type="float" office:value="3947.0"/>
          <table:table-cell office:value-type="float" office:value="1621.0"/>
          <table:table-cell office:value-type="float" office:value="24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